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"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</style:style>
    <style:style style:name="T1" style:family="text">
      <style:text-properties style:font-name="Verdana" fo:font-size="11pt" style:text-underline-style="none" fo:font-weight="normal" style:font-size-asian="11pt" style:font-weight-asian="normal" style:font-size-complex="11pt" style:font-weight-complex="normal"/>
    </style:style>
    <style:style style:name="T2" style:family="text">
      <style:text-properties style:font-name="sans-serif" fo:font-size="14.2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MY BOISDANGHIEN <text:s text:c="46"/>13/11/19</text:p>
      <text:p text:style-name="P4"/>
      <text:p text:style-name="P5">EXAM SQL-ex4</text:p>
      <text:p text:style-name="P5"/>
      <text:p text:style-name="P2"/>
      <text:p text:style-name="P1"/>
      <text:p text:style-name="P1">–<text:span text:style-name="T2">pour chaque état le nombre de sols en pierre et de latrines type «fermées» (WC) dans les villes</text:span> </text:p>
      <text:p text:style-name="P1"/>
      <text:p text:style-name="P1">SELECT steNom, stnSol, watTyp</text:p>
      <text:p text:style-name="P1">FROM datalat dat</text:p>
      <text:p text:style-name="P1">INNER JOIN states ste ON ste.idSte = dat.idSte</text:p>
      <text:p text:style-name="P1">INNER JOIN environnements env ON env.idEnv = dat.idEnv</text:p>
      <text:p text:style-name="P1"><text:tab/>AND env.envLib = 'Urban' ;</text:p>
      <text:p text:style-name="P1"/>
      <text:p text:style-name="P1"/>
      <text:p text:style-name="P6"><text:span text:style-name="T2">–le nombre de sols en mosaïque en ville pour l'état «UNION TERRITORY - PONDICHERRY34» </text:span></text:p>
      <text:p text:style-name="P6"><text:span text:style-name="T2"/></text:p>
      <text:p text:style-name="P1">SELECT steNom, mscSol</text:p>
      <text:p text:style-name="P1">FROM datalat dat</text:p>
      <text:p text:style-name="P1">INNER JOIN states ste ON ste.idSte = dat.idSte</text:p>
      <text:p text:style-name="P6"><text:span text:style-name="T1"><text:tab/>AND ste.steNom = '</text:span>UNION TERRITORY - PONDICHERRY  34 '</text:p>
      <text:p text:style-name="P1">INNER JOIN environnements env ON env.idEnv = dat.idEnv</text:p>
      <text:p text:style-name="P1"><text:tab/>AND env.envLib = 'Urban' ;</text:p>
      <text:p text:style-name="P6"><text:span text:style-name="T2"/></text:p>
      <text:p text:style-name="P6"><text:span text:style-name="T2">–le nombre de sols en mosaïque total (ville et campagne) pour l'état de «UNION </text:span></text:p>
      <text:p text:style-name="Standard"><text:span text:style-name="T2">TERRITORY - PONDICHERRY34» </text:span></text:p>
      <text:p text:style-name="Standard"><text:span text:style-name="T2"/></text:p>
      <text:p text:style-name="P1">SELECT SUM(mscSol)</text:p>
      <text:p text:style-name="P1">FROM datalat dat</text:p>
      <text:p text:style-name="P1">INNER JOIN states ste ON ste.idSte = dat.idSte</text:p>
      <text:p text:style-name="P6"><text:span text:style-name="T1"><text:tab/>AND ste.steNom = '</text:span>UNION TERRITORY - PONDICHERRY  34 '</text:p>
      <text:p text:style-name="P1">INNER JOIN environnements env ON env.idEnv = dat.idEnv<text:span text:style-name="T2"> ;</text:span></text:p>
      <text:p text:style-name="Standard"><text:span text:style-name="T2"/></text:p>
      <text:p text:style-name="Standard">–<text:span text:style-name="T2">pour chaque état le nombre de sols en pierre et de latrines type «fermées» (WC) dans les villes dont le nombre de sols en pierre est supérieur à 50000</text:span></text:p>
      <text:p text:style-name="Standard"><text:span text:style-name="T2"/></text:p>
      <text:p text:style-name="P1">SELECT steNom, stnSol, watTyp</text:p>
      <text:p text:style-name="P1">FROM datalat dat</text:p>
      <text:p text:style-name="P6"><text:span text:style-name="T1">INNER JOIN states ste ON ste.idSte = dat.idSte</text:span></text:p>
      <text:p text:style-name="P6"><text:span text:style-name="T1">INNER JOIN environnements env ON env.idEnv = dat.idEnv</text:span></text:p>
      <text:p text:style-name="P6"><text:span text:style-name="T1"><text:tab/>AND env.envLib = 'Urban'</text:span></text:p>
      <text:p text:style-name="P6"><text:span text:style-name="T1">WHERE stnSol &gt; 50000;</text:span></text:p>
      <text:p text:style-name="Standard"><text:span text:style-name="T2"/></text:p>
      <text:p text:style-name="Standard"><text:span text:style-name="T2"/></text:p>
      <text:p text:style-name="Standard"><text:soft-page-break/>–<text:span text:style-name="T2">la liste des états classée par nombre d'habitations en campagne du plus bas au plus élevé (utilisez les sols)</text:span></text:p>
      <text:p text:style-name="Standard"><text:span text:style-name="T2"/></text:p>
      <text:p text:style-name="P1">SELECT steNom, (mudSol + wodSol + brkSol + stnSol + cmtSol + mscSol + othSol)</text:p>
      <text:p text:style-name="P1">FROM datalat dat</text:p>
      <text:p text:style-name="P6"><text:span text:style-name="T1">INNER JOIN states ste ON ste.idSte = dat.idSte</text:span></text:p>
      <text:p text:style-name="P6"><text:span text:style-name="T1">INNER JOIN environnements env ON env.idEnv = dat.idEnv</text:span></text:p>
      <text:p text:style-name="P6"><text:span text:style-name="T1"><text:tab/>AND env.envLib = 'Rural'</text:span></text:p>
      <text:p text:style-name="P6"><text:span text:style-name="T1">ORDER BY (mudSol + wodSol + brkSol + stnSol + cmtSol + mscSol + othSol) ASC</text:span></text:p>
      <text:p text:style-name="P6"><text:span text:style-name="T1">;</text:span></text:p>
      <text:p text:style-name="Standard"><text:span text:style-name="T2"/></text:p>
      <text:p text:style-name="Standard">–<text:span text:style-name="T2">la liste des 3 états ayant le nombre d'habitations urbaines le plus élevé</text:span></text:p>
      <text:p text:style-name="Standard"><text:span text:style-name="T2"/></text:p>
      <text:p text:style-name="P1">SELECT steNom, (mudSol + wodSol + brkSol + stnSol + cmtSol + mscSol + othSol)</text:p>
      <text:p text:style-name="P1">FROM datalat dat</text:p>
      <text:p text:style-name="P6"><text:span text:style-name="T1">INNER JOIN states ste ON ste.idSte = dat.idSte</text:span></text:p>
      <text:p text:style-name="P6"><text:span text:style-name="T1">INNER JOIN environnements env ON env.idEnv = dat.idEnv</text:span></text:p>
      <text:p text:style-name="P6"><text:span text:style-name="T1"><text:tab/>AND env.envLib = 'uRBAN'</text:span></text:p>
      <text:p text:style-name="P6"><text:span text:style-name="T1">ORDER BY (mudSol + wodSol + brkSol + stnSol + cmtSol + mscSol + othSol) DESC</text:span></text:p>
      <text:p text:style-name="P6"><text:span text:style-name="T1">LIMIT 3;</text:span></text:p>
      <text:p text:style-name="Standard"><text:span text:style-name="T2"/></text:p>
      <text:p text:style-name="Standard">–<text:span text:style-name="T2">pour chaque état l'utilisation du bois / bambou dans les habitations dans les campagnes, de la plus élevée à la plus faible en valeur absolue</text:span></text:p>
      <text:p text:style-name="Standard"><text:span text:style-name="T2"/></text:p>
      <text:p text:style-name="P1">SELECT steNom, wodSol</text:p>
      <text:p text:style-name="P1">FROM datalat dat</text:p>
      <text:p text:style-name="P6"><text:span text:style-name="T1">INNER JOIN states ste ON ste.idSte = dat.idSte</text:span></text:p>
      <text:p text:style-name="P6"><text:span text:style-name="T1">INNER JOIN environnements env ON env.idEnv = dat.idEnv</text:span></text:p>
      <text:p text:style-name="P6"><text:span text:style-name="T1"><text:tab/>AND env.envLib = 'Rural'</text:span></text:p>
      <text:p text:style-name="P6"><text:span text:style-name="T1">GROUP BY steNom</text:span></text:p>
      <text:p text:style-name="P6"><text:span text:style-name="T1">ORDER BY wodSol DESC;</text:span></text:p>
      <text:p text:style-name="Standard"><text:span text:style-name="T2"/></text:p>
      <text:p text:style-name="Standard">–<text:span text:style-name="T2">pour chaque état l'utilisation du bois / bambou dans les campagnes, de la plus élevée à la plus faible en valeur relative au nombre total d'habitations de l'état</text:span></text:p>
      <text:p text:style-name="Standard"><text:span text:style-name="T2"/></text:p>
      <text:p text:style-name="P1">SELECT steNom, (wodSol/(mudSol + wodSol + brkSol + stnSol + cmtSol + mscSol + othSol))</text:p>
      <text:p text:style-name="P1">FROM datalat dat</text:p>
      <text:p text:style-name="P6"><text:span text:style-name="T1">INNER JOIN states ste ON ste.idSte = dat.idSte</text:span></text:p>
      <text:p text:style-name="P6"><text:span text:style-name="T1">INNER JOIN environnements env ON env.idEnv = dat.idEnv</text:span></text:p>
      <text:p text:style-name="P6"><text:span text:style-name="T1"><text:tab/>AND env.envLib = 'Rural'</text:span></text:p>
      <text:p text:style-name="P6"><text:span text:style-name="T1">GROUP BY steNom</text:span></text:p>
      <text:p text:style-name="P6"><text:span text:style-name="T1">ORDER BY (wodSol/(mudSol + wodSol + brkSol + stnSol + cmtSol + mscSol + othSol)) DESC;</text:span></text:p>
      <text:p text:style-name="Standard"><text:span text:style-name="T2"/></text:p>
      <text:p text:style-name="Standard">–<text:span text:style-name="T2">la somme totale des latrines type « fermées » (WC)</text:span> </text:p>
      <text:p text:style-name="Standard"><text:span text:style-name="T2"/></text:p>
      <text:p text:style-name="P1">SELECT SUM(watTyp)</text:p>
      <text:p text:style-name="P6"><text:span text:style-name="T1">FROM datalat da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ans-serif" svg:font-family="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3:44:51.48</meta:creation-date>
    <meta:document-statistic meta:table-count="0" meta:image-count="0" meta:object-count="0" meta:page-count="2" meta:paragraph-count="64" meta:word-count="519" meta:character-count="2992"/>
    <dc:date>2019-11-13T15:21:00.69</dc:date>
    <meta:editing-duration>PT3M18S</meta:editing-duration>
    <meta:editing-cycles>1</meta:editing-cycles>
    <meta:generator>OpenOffice/4.0.0$Win32 OpenOffice.org_project/400m3$Build-9702</meta:generator>
  </office:meta>
</office:document-meta>
</file>